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drive.google.com/file/d/1F3RYWwyBIsIOu4oaOv5WnTkku-tRLo00/view?usp=drive_link"><text:span text:style-name="T1">https://drive.google.com/file/d/1F3RYWwyBIsIOu4oaOv5WnTkku-tRLo00/view?usp=drive_link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